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01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53.27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pt" number:country="BR">
      <number:number number:decimal-places="2" loext:min-decimal-places="2" number:min-integer-digits="1"/>
    </number:number-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6" style:family="table-cell" style:parent-style-name="Default" style:data-style-name="N2">
      <style:table-cell-properties style:text-align-source="fix" style:repeat-content="false" fo:wrap-option="no-wrap"/>
      <style:paragraph-properties fo:text-align="start" fo:margin-left="0mm"/>
      <style:text-properties style:font-name="FreeMono" fo:font-size="10.5pt" style:font-size-asian="10.5pt" style:font-size-complex="10.5pt"/>
    </style:style>
    <style:style style:name="ce17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FreeMono" fo:font-size="10.5pt" style:font-size-asian="10.5pt" style:font-size-complex="10.5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 fo:font-size="10.5pt" style:font-size-asian="10.5pt" style:font-size-complex="10.5pt"/>
    </style:style>
    <style:style style:name="ce11" style:family="table-cell" style:parent-style-name="Default">
      <style:text-properties style:font-name="Vemana2000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6"/>
        <table:table-column table:style-name="co3" table:default-cell-style-name="ce18"/>
        <table:table-column table:style-name="co2" table:default-cell-style-name="ce21"/>
        <table:table-column table:style-name="co4" table:default-cell-style-name="ce21"/>
        <table:table-column table:style-name="co5" table:default-cell-style-name="ce21"/>
        <table:table-column table:style-name="co2" table:number-columns-repeated="2" table:default-cell-style-name="ce21"/>
        <table:table-column table:style-name="co2" table:number-columns-repeated="1015" table:default-cell-style-name="ce11"/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resumo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ssociado_categoria_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tregistr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t Brigadeiros - C/ 4 unidades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8 unidades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12 unidades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16 unidades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ento de brigadeiros 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<text:s/>4 sabores, 14g ca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- Brigadeiro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– Dois amores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– 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sse no Pote - Maracujá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sse no Pote – Limã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das Palmeiras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delicioso hambúrguer artesanal de costela Angus, maionese verde especial da casa, queijo e rúcul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Rua 10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suculento hambúrguer artesanal de alcatra Angus, molho especial da casa à base de requeijão e mostarda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Manoel Martins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maravilhoso hambúrguer artesanal de Frango, maionese especial da casa com chimichurri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Beira do Rio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delicioso hambúrguer artesanal de costela Angus, maionese verde especial da casa, queijo, rúcul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Rua do Meio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suculento hambúrguer artesanal de alcatra Angus, molho especial da casa à base de requeijão e mostarda, queijo, alface american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Guabirotuba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maravilhoso hambúrguer artesanal de Frango, maionese especial da casa com chimichurri, queijo, alface americana,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5" calcext:value-type="float">
            <text:p>5,00</text:p>
          </table:table-cell>
          <table:table-cell table:style-name="ce19" office:value-type="string" calcext:value-type="string">
            <text:p>Hambúrgu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Queij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4" calcext:value-type="float">
            <text:p>4,00</text:p>
          </table:table-cell>
          <table:table-cell table:style-name="ce19" office:value-type="string" calcext:value-type="string">
            <text:p>Bacon (duas camadas generosas)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Guaraná Antár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rigerante 1 Litro</text:p>
          </table:table-cell>
          <table:table-cell table:style-name="ce17" office:value-type="float" office:value="7" calcext:value-type="float">
            <text:p>7,0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rigerante 2 Litros</text:p>
          </table:table-cell>
          <table:table-cell table:style-name="ce17" office:value-type="float" office:value="8.5" calcext:value-type="float">
            <text:p>8,5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Chá natural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Chá açaí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17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limão com base de chocol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17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maracujá com base bolacha Mari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 1 Vina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 2 Vinas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hedda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gredientes 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 Duplo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Kua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 Simp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con, 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con, cebola, tomate, milho, patata-palha, farofa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 Chedde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hedder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 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labresa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rango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gão Ostentaçã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con, calabresa, frango, cebola, tomate, milho, patata-palha, farofa, purê de batata, chedder ou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<text:s/>nat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tas vermelhas <text:s/>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gres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Amendoim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 de <text:s/>churro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oxinh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Risolis 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Risolis de queijo e <text:s/>presunt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olinha de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çã Decorada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ulito de Chocolat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30 pessoas</text:p>
          </table:table-cell>
          <table:table-cell office:value-type="float" office:value="275" calcext:value-type="float">
            <text:p>275,00</text:p>
          </table:table-cell>
          <table:table-cell office:value-type="string" calcext:value-type="string">
            <text:p>3kl de bolo – 300 salgados – 2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50 pessoas</text:p>
          </table:table-cell>
          <table:table-cell office:value-type="float" office:value="445" calcext:value-type="float">
            <text:p>445,00</text:p>
          </table:table-cell>
          <table:table-cell office:value-type="string" calcext:value-type="string">
            <text:p>5kl de bolo – 500 salgados – 3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70 pessoas</text:p>
          </table:table-cell>
          <table:table-cell office:value-type="float" office:value="655" calcext:value-type="float">
            <text:p>655,00</text:p>
          </table:table-cell>
          <table:table-cell office:value-type="string" calcext:value-type="string">
            <text:p>7kl de bolo – 700 salgados – 5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100 pessoas</text:p>
          </table:table-cell>
          <table:table-cell office:value-type="float" office:value="925" calcext:value-type="float">
            <text:p>925,00</text:p>
          </table:table-cell>
          <table:table-cell office:value-type="string" calcext:value-type="string">
            <text:p>10kl de bolo – 1000 salgados – 7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ho com m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nho com abacaxi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f de noz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masc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ixa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-Kat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/ 4 docinhos sortido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/ 10 docinhos sortido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 preto tradicional 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çoca 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ro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ho com Nutell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presa de uv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ao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branco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de doce de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ao leite com Cremoça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morango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rero Rocher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tella Premium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bom de morang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leite ninh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brigadeir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morango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eite ninho com Nutel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ix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arã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é de Frang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a passarinh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ioc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 com bacon e cheddar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misto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car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frango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camarã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 Duplo - Dois X Salada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Ov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Água Mineral - Fardo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50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oca-cola lata - Fardo</text:p>
          </table:table-cell>
          <table:table-cell office:value-type="float" office:value="26.5" calcext:value-type="float">
            <text:p>26,50</text:p>
          </table:table-cell>
          <table:table-cell office:value-type="string" calcext:value-type="string">
            <text:p>35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ini Coca-cola – Fardo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Brahma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kol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Kaiser Lata – Fardo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Amstel Lata – Fardo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Hineken Lata – Fardo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irnoff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ot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unda-feira - Peito de frango empanad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almondegas, peito de frango empanad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ça-feira - Carne de Pan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carne de panela, frango à passarinh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rta-feira - Filé de peix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purê de batata, filé de peixe, almondegas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inta-feira - Bistec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carne de panela, bisteca frita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xta-feira - Cost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refogada, costela ao molho, franto frit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ábado - Feijo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eijoada: Arroz, feijoada, couve refogada, farofa com torresmo, banana frita, laranja e vinagre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êsse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êssego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s de frango com catupir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solis <text:s/>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solis Pres/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inhas de queijo nu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- vina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ibes recheados com queijo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10 pessoas 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1 kl de bolo de fruta – 100 salgados – 50 doces - 1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20 pessoas 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2 kl de bolo de fruta – 200 salgados – 100 doces - 2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ijoad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Feijoada: Arroz, feijoada, couve refogada, farofa com torresm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queca de frang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Frango desfiado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queca de car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rne moída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frang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ar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ebol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milho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heiro verd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extrato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frango grelhado, bacon defumado, cheddar, queijo cremoso, molho caseiro, alface, tomate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.B.C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3 hambúrgueres caseiros temperados com 11 ingredientes, 3 camadas de cheddar top de linha, 3 camadas de bacon fatiado, mussarela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Cheddar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3 hambúrgueres caseiros temperados com 11 ingredientes, 3 camadas de cheddar top de linha, molho caseiro e molho barbecu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de 120 gr temperado com 11 ingredientes, frango, bacon fatiado, calabresa, ovo, picles, tomate, alface, molho caseiro e molho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.2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temperado com 11 ingredientes, bacon defumado, queijo cremoso, picles, alface, tomate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F.P.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Frango grelhado, hamburguer caseiro, cheddar, molho caseiro e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Burguer Bacon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3 hambúrgueres caseiros temperados com 11 ingredientes, 3 camadas de bacon fatiado, mussarela e molho caseiro. Bata frita e refrigerant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P.B.c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K.2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Top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temperado com 11 ingredientes, bacon defumado, queijo cremoso, picles, alface, tomate e molho caseiro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Hambúrguer tradicional, queijo, presunt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bacon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frango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calabresa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Egg</text:p>
          </table:table-cell>
          <table:table-cell office:value-type="float" office:value="8.5" calcext:value-type="float">
            <text:p>8,50</text:p>
          </table:table-cell>
          <table:table-cell office:value-type="string" calcext:value-type="string">
            <text:p>Hambúrguer tradicional, queijo, presunto, ov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Crispy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Hambúrguer bovino, queijo duplo, bacon, cebola crispy, barbecue, alface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 Lover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is hambúrgueres bovinos, muito bacon, cheddar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rês hambúrgueres bovinos, queijo, presunto, mussarela, cheddar, alface, picles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 Burguer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is hambúrgueres bovinos, cheddar, alface, tomate, picles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ta fri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5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to frit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1 quil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éis de cebol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pim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ã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Adicionar leite ao su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com catupiry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 e presunt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ca-col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ta laranj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aná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ão, maionese, hambúrguer, queijo chedd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Egg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ão, maionese, hambúrguer, queijo cheddar, presunto e ov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ão, maionese, hambúrguer, queijo cheddar, presunto, alface e tom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ão, maionese, hambúrguer, queijo cheddar, presunto, alface e tomate, bac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ão, maionese, hambúrguer, queijo cheddar, presunto, alface e tomate, calabr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ão, maionese, hambúrguer, queijo cheddar, presunto, alface e tomate, filé de peito de frang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ão, maionese, hambúrguer, queijo cheddar, presunto, alface e tomate, filé de peito de frango, bacon, calabresa e milh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batata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polenta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aipim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frango a passarinh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anéis de cebola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tiras de frango empanad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ssarel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ho e Óle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lho, óle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politan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uerit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manjeric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h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cebola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ho com 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, 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un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c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tomat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upiry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mi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cante 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cante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ugue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cebola, azeitona, ov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megi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molho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bacon, pimentão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t-Dog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vina, milho, ervilha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um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tum, ceb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silei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, calabresa, cheddar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ipi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milho,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manesc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milho, tomate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tun, ervilha, ceb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tupiry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com Catupiry/Chedda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catupiry/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ecial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milho, ov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 com 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bacon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 com Champign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champignon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ist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, ervilha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i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palmito, ovo, pimenta calabres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hampignon, pepperone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tomate, ovo, milho, ervi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da Casa 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presunto, bacon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da Casa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champignon, bacon, ovo, catupiry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palmito, bacon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m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salame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ppero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epperone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e de Car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estrogonofe de carne, champign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e de F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estrogonofe de frango, champign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, cheddar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nç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bacon, ovos, tomate, parmesão, manjeric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Client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té 5 ingredient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, banana e cane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 com Chocolat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, banana, chocolate preto ou bran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fet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 e El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açã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ate Pre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ate Branc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 table:number-rows-repeated="10482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3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43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43P0"/>
    </number:currency-style>
    <number:currency-style style:name="N10145P0" style:volatile="true" number:language="pt" number:country="BR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1:20:22.007108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30:08.806277376</meta:creation-date>
    <dc:date>2019-11-01T11:59:56.632028157</dc:date>
    <meta:editing-duration>PT1H42M16S</meta:editing-duration>
    <meta:editing-cycles>16</meta:editing-cycles>
    <meta:generator>LibreOffice/6.2.7.1$Linux_X86_64 LibreOffice_project/20$Build-1</meta:generator>
    <meta:document-statistic meta:table-count="1" meta:cell-count="2220" meta:object-count="0"/>
  </office:meta>
</office:document-meta>
</file>